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4a3f7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b5db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3a5de8" officeooo:paragraph-rsid="003a5de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30f9d1" style:font-name-asian="Times New Roman1" style:font-weight-asian="bold" style:font-size-complex="14pt"/>
    </style:style>
    <style:style style:name="T10" style:family="text">
      <style:text-properties fo:font-weight="bold" officeooo:rsid="00383a59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fo:font-weight="normal" style:font-weight-asian="normal" style:font-size-complex="14pt" style:font-weight-complex="normal"/>
    </style:style>
    <style:style style:name="T15" style:family="text">
      <style:text-properties fo:font-weight="normal" officeooo:rsid="003e3da8" style:font-weight-asian="normal" style:font-size-complex="14pt" style:font-weight-complex="normal"/>
    </style:style>
    <style:style style:name="T16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2pt" fo:language="uk" fo:country="UA" fo:font-weight="normal" officeooo:rsid="003aa948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2pt" fo:language="uk" fo:country="UA" fo:font-weight="normal" officeooo:rsid="003e3da8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20" style:family="text">
      <style:text-properties officeooo:rsid="003c2c2c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10">7</text:span></text:p>
      <text:p text:style-name="P16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19"/>
      <text:p text:style-name="P13"><text:span text:style-name="T5">на тему: </text:span><text:span text:style-name="T6">«Вивчення механізму сигналів ОС UNIX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Вивчення механізму сигналів ОС UNIX.</text:span></text:p>
      <text:p text:style-name="P15"><text:span text:style-name="T7">Мета.</text:span><text:span text:style-name="T6"> </text:span></text:p>
      <text:list xml:id="list4102699367" text:style-name="L1">
        <text:list-item>
          <text:p text:style-name="P22">ознайомитися з механізмом сигналів UNIX (види сигналів, способи і засоби посилки сигналів);</text:p>
        </text:list-item>
        <text:list-item>
          <text:p text:style-name="P23">отримати практичні навички програмування передачі і обробки сигналів;</text:p>
        </text:list-item>
        <text:list-item>
          <text:p text:style-name="P23">отримати практичні навички використання сигналів.</text:p>
        </text:list-item>
      </text:list>
      <text:p text:style-name="P26"><text:span text:style-name="T13">Завдання. </text:span><text:span text:style-name="T14">Скласти програму, яка породжує декілька дочірніх процесів (схема fork+exec</text:span><text:span text:style-name="T15">)</text:span><text:span text:style-name="T14">.</text:span></text:p>
      <text:p text:style-name="P18"><text:span text:style-name="T19">Текст програми. </text:span><text:a xlink:type="simple" xlink:href="https://github.com/dazzlemon/diit_121-ipz_y3_os/blob/main/6/src" text:style-name="Internet_20_link" text:visited-style-name="Visited_20_Internet_20_Link">github</text:a><text:span text:style-name="T16"> </text:span><text:span text:style-name="T17">TOD</text:span><text:span text:style-name="T18">O</text:span></text:p>
      <text:p text:style-name="P25"><text:bookmark text:name="page3R_mcid36"/>Результати виконання програми. <text:span text:style-name="T20">TODO</text:span></text:p>
      <text:p text:style-name="P17">Аналіз результатів та висновки.</text:p>
      <text:p text:style-name="P24">TO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4-01T19:11:46.614747969</dc:date>
    <meta:editing-duration>PT1H49M26S</meta:editing-duration>
    <meta:editing-cycles>61</meta:editing-cycles>
    <meta:generator>LibreOffice/7.2.6.2$Linux_X86_64 LibreOffice_project/20$Build-2</meta:generator>
    <meta:document-statistic meta:table-count="0" meta:image-count="0" meta:object-count="1" meta:page-count="2" meta:paragraph-count="24" meta:word-count="94" meta:character-count="713" meta:non-whitespace-character-count="639"/>
  </office:meta>
</office:document-meta>
</file>